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Consolas" fo:font-size="8.39999961853027pt" fo:font-style="normal" fo:font-weight="normal" officeooo:paragraph-rsid="001a1d8a" fo:background-color="#ffffff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fo:font-size="8.39999961853027pt" fo:font-style="normal" fo:font-weight="normal" officeooo:paragraph-rsid="001a1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Drama', 'Sci-Fi', 'Adventure', 'Comedy', 'Fantasy', 'History', 'Horror', 'Mystery', 'Thriller' ,'Crime','Animation', 'Family', 'Musical', 'Romance',  'Sport', 'Biography', 'Music', 'Musical', ' Western'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06:49.836000000</meta:creation-date>
    <dc:date>2020-03-17T15:41:13.768000000</dc:date>
    <meta:editing-duration>PT16M6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1" meta:word-count="19" meta:character-count="203" meta:non-whitespace-character-count="184"/>
  </office:meta>
</office:document-meta>
</file>